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34b2" officeooo:paragraph-rsid="001634b2"/>
    </style:style>
    <style:style style:name="P2" style:family="paragraph" style:parent-style-name="Standard" style:list-style-name="L1">
      <style:text-properties officeooo:rsid="001634b2" officeooo:paragraph-rsid="001634b2"/>
    </style:style>
    <style:style style:name="P3" style:family="paragraph" style:parent-style-name="Standard">
      <style:text-properties officeooo:paragraph-rsid="001634b2"/>
    </style:style>
    <style:style style:name="T1" style:family="text">
      <style:text-properties officeooo:rsid="001634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Synapse neuromusculaire</text:span></text:p>
      <text:p text:style-name="P1"/>
      <text:p text:style-name="P1">Synapse : 3 éléments</text:p>
      <text:list xml:id="list4819140536241396469" text:style-name="L1">
        <text:list-item>
          <text:p text:style-name="P2">élément présynaptique</text:p>
          <text:list>
            <text:list-item>
              <text:p text:style-name="P2">terminaison axonale du motoneurone</text:p>
            </text:list-item>
          </text:list>
        </text:list-item>
        <text:list-item>
          <text:p text:style-name="P2">fente ou espace synaptique</text:p>
        </text:list-item>
        <text:list-item>
          <text:p text:style-name="P2">élément postsynaptique</text:p>
          <text:list>
            <text:list-item>
              <text:p text:style-name="P2">membrane de la cellule musculaire</text:p>
            </text:list-item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09:50:27.643000000</meta:creation-date>
    <dc:date>2018-11-14T10:05:07.484000000</dc:date>
    <meta:editing-duration>PT4M29S</meta:editing-duration>
    <meta:editing-cycles>1</meta:editing-cycles>
    <meta:document-statistic meta:table-count="0" meta:image-count="0" meta:object-count="0" meta:page-count="1" meta:paragraph-count="7" meta:word-count="28" meta:character-count="184" meta:non-whitespace-character-count="168"/>
    <meta:generator>LibreOffice/5.1.6.2$Windows_x86 LibreOffice_project/07ac168c60a517dba0f0d7bc7540f5afa45f0909</meta:generator>
  </office:meta>
</office:document-meta>
</file>